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" svg:font-family="'Nimbus Sans'" style:font-family-generic="swiss" style:font-pitch="variable"/>
    <style:font-face style:name="DejaVu Sans1" svg:font-family="'DejaVu Sans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9pt"/>
    </style:style>
    <style:style style:name="co2" style:family="table-column">
      <style:table-column-properties fo:break-before="auto" style:column-width="4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a6"/>
    </style:style>
    <style:style style:name="ce2" style:family="table-cell" style:parent-style-name="Default">
      <style:table-cell-properties fo:background-color="#cccccc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map style:condition="cell-content()!=1" style:apply-style-name="Bad" style:base-cell-address="sendloc2_trans2_laketrial_aug13_2018_main_lobe_mag.G39"/>
    </style:style>
    <style:style style:name="ce7" style:family="table-cell" style:parent-style-name="Default">
      <style:map style:condition="cell-content()&gt;1.001" style:apply-style-name="Bad" style:base-cell-address="sendloc2_trans2_laketrial_aug13_2018_main_lobe_mag.G40"/>
      <style:map style:condition="cell-content()&lt;0.999" style:apply-style-name="Bad" style:base-cell-address="sendloc2_trans2_laketrial_aug13_2018_main_lobe_mag.G40"/>
      <style:map style:condition="cell-content-is-between(0.999,1.001)" style:apply-style-name="Good" style:base-cell-address="sendloc2_trans2_laketrial_aug13_2018_main_lobe_mag.G40"/>
    </style:style>
    <style:style style:name="ce8" style:family="table-cell" style:parent-style-name="Default">
      <style:map style:condition="cell-content()&lt;1.005" style:apply-style-name="Good" style:base-cell-address="sendloc2_trans2_laketrial_aug13_2018_main_lobe_mag.G41"/>
    </style:style>
    <style:style style:name="ce9" style:family="table-cell" style:parent-style-name="Default">
      <style:map style:condition="cell-content()&lt;1.01" style:apply-style-name="Good" style:base-cell-address="sendloc2_trans2_laketrial_aug13_2018_main_lobe_mag.G42"/>
    </style:style>
    <style:style style:name="ce10" style:family="table-cell" style:parent-style-name="Default">
      <style:table-cell-properties fo:background-color="#cccccc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ackground-color="#b2b2b2"/>
    </style:style>
    <style:style style:name="ce23" style:family="table-cell" style:parent-style-name="Default">
      <style:map style:condition="cell-content()&gt;1" style:apply-style-name="Bad" style:base-cell-address="sendloc2_trans2_laketrial_aug13_2018_main_lobe_mag.I39"/>
    </style:style>
    <style:style style:name="ce24" style:family="table-cell" style:parent-style-name="Default">
      <style:map style:condition="cell-content()&gt;1.001" style:apply-style-name="Bad" style:base-cell-address="sendloc2_trans2_laketrial_aug13_2018_main_lobe_mag.I4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ndloc2_trans2_laketrial_aug13_2018_main_lobe_mag" table:style-name="ta1">
        <table:shapes>
          <draw:frame draw:z-index="0" draw:style-name="gr1" draw:text-style-name="P1" svg:width="652.25pt" svg:height="366.89pt" svg:x="686.81pt" svg:y="49.55pt">
            <draw:object draw:notify-on-update-of-ranges="sendloc2_trans2_laketrial_aug13_2018_main_lobe_mag.A1:sendloc2_trans2_laketrial_aug13_2018_main_lobe_mag.A37 sendloc2_trans2_laketrial_aug13_2018_main_lobe_mag.G1:sendloc2_trans2_laketrial_aug13_2018_main_lobe_mag.G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576" calcext:value-type="float">
            <text:p>0.006576</text:p>
          </table:table-cell>
          <table:table-cell table:formula="of:=POWER([.B1];2)" office:value-type="float" office:value="0.000043243776" calcext:value-type="float">
            <text:p>4.3243776E-05</text:p>
          </table:table-cell>
          <table:table-cell table:formula="of:=[.C1]" office:value-type="float" office:value="0.000043243776" calcext:value-type="float">
            <text:p>4.3243776E-05</text:p>
          </table:table-cell>
          <table:table-cell table:formula="of:=[.C1]/0.010914181" office:value-type="float" office:value="0.00396216408725492" calcext:value-type="float">
            <text:p>0.003962164087255</text:p>
          </table:table-cell>
          <table:table-cell table:formula="of:=10*LOG10([.C1])" office:value-type="float" office:value="-43.6407639093601" calcext:value-type="float">
            <text:p>-43.6407639093601</text:p>
          </table:table-cell>
          <table:table-cell table:formula="of:=[.C1]/0.010914181" office:value-type="float" office:value="0.00396216408725492" calcext:value-type="float">
            <text:p>0.00396216408725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6358" calcext:value-type="float">
            <text:p>0.006358</text:p>
          </table:table-cell>
          <table:table-cell table:formula="of:=POWER([.B2];2)" office:value-type="float" office:value="0.000040424164" calcext:value-type="float">
            <text:p>4.0424164E-05</text:p>
          </table:table-cell>
          <table:table-cell table:formula="of:=SUM([.C2];[.D1])" office:value-type="float" office:value="0.00008366794" calcext:value-type="float">
            <text:p>8.366794E-05</text:p>
          </table:table-cell>
          <table:table-cell table:formula="of:=[.C2]/0.010914181" office:value-type="float" office:value="0.00370382019502883" calcext:value-type="float">
            <text:p>0.003703820195029</text:p>
          </table:table-cell>
          <table:table-cell table:formula="of:=10*LOG10([.C2])" office:value-type="float" office:value="-43.9335895284249" calcext:value-type="float">
            <text:p>-43.9335895284249</text:p>
          </table:table-cell>
          <table:table-cell table:formula="of:=[.C2]/0.010914181" office:value-type="float" office:value="0.00370382019502883" calcext:value-type="float">
            <text:p>0.00370382019502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7716" calcext:value-type="float">
            <text:p>0.017716</text:p>
          </table:table-cell>
          <table:table-cell table:formula="of:=POWER([.B3];2)" office:value-type="float" office:value="0.000313856656" calcext:value-type="float">
            <text:p>0.000313856656</text:p>
          </table:table-cell>
          <table:table-cell table:formula="of:=SUM([.C3];[.D2])" office:value-type="float" office:value="0.000397524596" calcext:value-type="float">
            <text:p>0.000397524596</text:p>
          </table:table-cell>
          <table:table-cell table:formula="of:=[.C3]/0.010914181" office:value-type="float" office:value="0.0287567757947206" calcext:value-type="float">
            <text:p>0.028756775794721</text:p>
          </table:table-cell>
          <table:table-cell table:formula="of:=10*LOG10([.C3])" office:value-type="float" office:value="-35.0326865677456" calcext:value-type="float">
            <text:p>-35.0326865677456</text:p>
          </table:table-cell>
          <table:table-cell table:formula="of:=[.C3]/0.010914181" office:value-type="float" office:value="0.0287567757947206" calcext:value-type="float">
            <text:p>0.02875677579472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8045" calcext:value-type="float">
            <text:p>0.028045</text:p>
          </table:table-cell>
          <table:table-cell table:formula="of:=POWER([.B4];2)" office:value-type="float" office:value="0.000786522025" calcext:value-type="float">
            <text:p>0.000786522025</text:p>
          </table:table-cell>
          <table:table-cell table:formula="of:=SUM([.C4];[.D3])" office:value-type="float" office:value="0.001184046621" calcext:value-type="float">
            <text:p>0.001184046621</text:p>
          </table:table-cell>
          <table:table-cell table:formula="of:=[.C4]/0.010914181" office:value-type="float" office:value="0.0720642277235461" calcext:value-type="float">
            <text:p>0.072064227723546</text:p>
          </table:table-cell>
          <table:table-cell table:formula="of:=10*LOG10([.C4])" office:value-type="float" office:value="-31.0428911130893" calcext:value-type="float">
            <text:p>-31.0428911130893</text:p>
          </table:table-cell>
          <table:table-cell table:formula="of:=[.C4]/0.010914181" office:value-type="float" office:value="0.0720642277235461" calcext:value-type="float">
            <text:p>0.07206422772354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2335" calcext:value-type="float">
            <text:p>0.012335</text:p>
          </table:table-cell>
          <table:table-cell table:formula="of:=POWER([.B5];2)" office:value-type="float" office:value="0.000152152225" calcext:value-type="float">
            <text:p>0.000152152225</text:p>
          </table:table-cell>
          <table:table-cell table:formula="of:=SUM([.C5];[.D4])" office:value-type="float" office:value="0.001336198846" calcext:value-type="float">
            <text:p>0.001336198846</text:p>
          </table:table-cell>
          <table:table-cell table:formula="of:=[.C5]/0.010914181" office:value-type="float" office:value="0.0139407826386607" calcext:value-type="float">
            <text:p>0.013940782638661</text:p>
          </table:table-cell>
          <table:table-cell table:formula="of:=10*LOG10([.C5])" office:value-type="float" office:value="-38.1772169234849" calcext:value-type="float">
            <text:p>-38.1772169234849</text:p>
          </table:table-cell>
          <table:table-cell table:formula="of:=[.C5]/0.010914181" office:value-type="float" office:value="0.0139407826386607" calcext:value-type="float">
            <text:p>0.01394078263866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3665" calcext:value-type="float">
            <text:p>0.013665</text:p>
          </table:table-cell>
          <table:table-cell table:formula="of:=POWER([.B6];2)" office:value-type="float" office:value="0.000186732225" calcext:value-type="float">
            <text:p>0.000186732225</text:p>
          </table:table-cell>
          <table:table-cell table:formula="of:=SUM([.C6];[.D5])" office:value-type="float" office:value="0.001522931071" calcext:value-type="float">
            <text:p>0.001522931071</text:p>
          </table:table-cell>
          <table:table-cell table:formula="of:=[.C6]/0.010914181" office:value-type="float" office:value="0.0171091376439515" calcext:value-type="float">
            <text:p>0.017109137643952</text:p>
          </table:table-cell>
          <table:table-cell table:formula="of:=10*LOG10([.C6])" office:value-type="float" office:value="-37.2878072794264" calcext:value-type="float">
            <text:p>-37.2878072794264</text:p>
          </table:table-cell>
          <table:table-cell table:formula="of:=[.C6]/0.010914181" office:value-type="float" office:value="0.0171091376439515" calcext:value-type="float">
            <text:p>0.017109137643952</text:p>
          </table:table-cell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0.046918" calcext:value-type="float">
            <text:p>0.046918</text:p>
          </table:table-cell>
          <table:table-cell table:style-name="ce1" table:formula="of:=POWER([.B7];2)" office:value-type="float" office:value="0.002201298724" calcext:value-type="float">
            <text:p>0.002201298724</text:p>
          </table:table-cell>
          <table:table-cell table:style-name="ce1" table:formula="of:=SUM([.C7];[.D6])" office:value-type="float" office:value="0.003724229795" calcext:value-type="float">
            <text:p>0.003724229795</text:p>
          </table:table-cell>
          <table:table-cell table:style-name="ce1" table:formula="of:=[.C7]/0.010914181" office:value-type="float" office:value="0.201691608742791" calcext:value-type="float">
            <text:p>0.201691608742791</text:p>
          </table:table-cell>
          <table:table-cell table:style-name="ce1" table:formula="of:=10*LOG10([.C7])" office:value-type="float" office:value="-26.5732101815464" calcext:value-type="float">
            <text:p>-26.5732101815464</text:p>
          </table:table-cell>
          <table:table-cell table:style-name="ce1" table:formula="of:=[.C7]/0.010914181" office:value-type="float" office:value="0.201691608742791" calcext:value-type="float">
            <text:p>0.20169160874279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5208" calcext:value-type="float">
            <text:p>0.005208</text:p>
          </table:table-cell>
          <table:table-cell table:formula="of:=POWER([.B8];2)" office:value-type="float" office:value="0.000027123264" calcext:value-type="float">
            <text:p>2.7123264E-05</text:p>
          </table:table-cell>
          <table:table-cell table:formula="of:=SUM([.C8];[.D7])" office:value-type="float" office:value="0.003751353059" calcext:value-type="float">
            <text:p>0.003751353059</text:p>
          </table:table-cell>
          <table:table-cell table:formula="of:=[.C8]/0.010914181" office:value-type="float" office:value="0.00248513965454669" calcext:value-type="float">
            <text:p>0.002485139654547</text:p>
          </table:table-cell>
          <table:table-cell table:formula="of:=10*LOG10([.C8])" office:value-type="float" office:value="-45.6665804887973" calcext:value-type="float">
            <text:p>-45.6665804887973</text:p>
          </table:table-cell>
          <table:table-cell table:formula="of:=[.C8]/0.010914181" office:value-type="float" office:value="0.00248513965454669" calcext:value-type="float">
            <text:p>0.00248513965454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6352" calcext:value-type="float">
            <text:p>0.006352</text:p>
          </table:table-cell>
          <table:table-cell table:formula="of:=POWER([.B9];2)" office:value-type="float" office:value="0.000040347904" calcext:value-type="float">
            <text:p>4.0347904E-05</text:p>
          </table:table-cell>
          <table:table-cell table:formula="of:=SUM([.C9];[.D8])" office:value-type="float" office:value="0.003791700963" calcext:value-type="float">
            <text:p>0.003791700963</text:p>
          </table:table-cell>
          <table:table-cell table:formula="of:=[.C9]/0.010914181" office:value-type="float" office:value="0.0036968329552167" calcext:value-type="float">
            <text:p>0.003696832955217</text:p>
          </table:table-cell>
          <table:table-cell table:formula="of:=10*LOG10([.C9])" office:value-type="float" office:value="-43.9417902116192" calcext:value-type="float">
            <text:p>-43.9417902116192</text:p>
          </table:table-cell>
          <table:table-cell table:formula="of:=[.C9]/0.010914181" office:value-type="float" office:value="0.0036968329552167" calcext:value-type="float">
            <text:p>0.00369683295521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21328" calcext:value-type="float">
            <text:p>0.021328</text:p>
          </table:table-cell>
          <table:table-cell table:formula="of:=POWER([.B10];2)" office:value-type="float" office:value="0.000454883584" calcext:value-type="float">
            <text:p>0.000454883584</text:p>
          </table:table-cell>
          <table:table-cell table:formula="of:=SUM([.C10];[.D9])" office:value-type="float" office:value="0.004246584547" calcext:value-type="float">
            <text:p>0.004246584547</text:p>
          </table:table-cell>
          <table:table-cell table:formula="of:=[.C10]/0.010914181" office:value-type="float" office:value="0.041678215158792" calcext:value-type="float">
            <text:p>0.041678215158792</text:p>
          </table:table-cell>
          <table:table-cell table:formula="of:=10*LOG10([.C10])" office:value-type="float" office:value="-33.4209973586043" calcext:value-type="float">
            <text:p>-33.4209973586043</text:p>
          </table:table-cell>
          <table:table-cell table:formula="of:=[.C10]/0.010914181" office:value-type="float" office:value="0.041678215158792" calcext:value-type="float">
            <text:p>0.04167821515879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6258" calcext:value-type="float">
            <text:p>0.026258</text:p>
          </table:table-cell>
          <table:table-cell table:formula="of:=POWER([.B11];2)" office:value-type="float" office:value="0.000689482564" calcext:value-type="float">
            <text:p>0.000689482564</text:p>
          </table:table-cell>
          <table:table-cell table:formula="of:=SUM([.C11];[.D10])" office:value-type="float" office:value="0.004936067111" calcext:value-type="float">
            <text:p>0.004936067111</text:p>
          </table:table-cell>
          <table:table-cell table:formula="of:=[.C11]/0.010914181" office:value-type="float" office:value="0.0631730923282287" calcext:value-type="float">
            <text:p>0.063173092328229</text:p>
          </table:table-cell>
          <table:table-cell table:formula="of:=10*LOG10([.C11])" office:value-type="float" office:value="-31.6147671201798" calcext:value-type="float">
            <text:p>-31.6147671201798</text:p>
          </table:table-cell>
          <table:table-cell table:formula="of:=[.C11]/0.010914181" office:value-type="float" office:value="0.0631730923282287" calcext:value-type="float">
            <text:p>0.06317309232822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8528" calcext:value-type="float">
            <text:p>0.018528</text:p>
          </table:table-cell>
          <table:table-cell table:formula="of:=POWER([.B12];2)" office:value-type="float" office:value="0.000343286784" calcext:value-type="float">
            <text:p>0.000343286784</text:p>
          </table:table-cell>
          <table:table-cell table:formula="of:=SUM([.C12];[.D11])" office:value-type="float" office:value="0.005279353895" calcext:value-type="float">
            <text:p>0.005279353895</text:p>
          </table:table-cell>
          <table:table-cell table:formula="of:=[.C12]/0.010914181" office:value-type="float" office:value="0.0314532793619604" calcext:value-type="float">
            <text:p>0.03145327936196</text:p>
          </table:table-cell>
          <table:table-cell table:formula="of:=10*LOG10([.C12])" office:value-type="float" office:value="-34.6434291590532" calcext:value-type="float">
            <text:p>-34.6434291590532</text:p>
          </table:table-cell>
          <table:table-cell table:formula="of:=[.C12]/0.010914181" office:value-type="float" office:value="0.0314532793619604" calcext:value-type="float">
            <text:p>0.0314532793619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21322" calcext:value-type="float">
            <text:p>0.021322</text:p>
          </table:table-cell>
          <table:table-cell table:formula="of:=POWER([.B13];2)" office:value-type="float" office:value="0.000454627684" calcext:value-type="float">
            <text:p>0.000454627684</text:p>
          </table:table-cell>
          <table:table-cell table:formula="of:=SUM([.C13];[.D12])" office:value-type="float" office:value="0.005733981579" calcext:value-type="float">
            <text:p>0.005733981579</text:p>
          </table:table-cell>
          <table:table-cell table:formula="of:=[.C13]/0.010914181" office:value-type="float" office:value="0.0416547685987616" calcext:value-type="float">
            <text:p>0.041654768598762</text:p>
          </table:table-cell>
          <table:table-cell table:formula="of:=10*LOG10([.C13])" office:value-type="float" office:value="-33.4234412197144" calcext:value-type="float">
            <text:p>-33.4234412197144</text:p>
          </table:table-cell>
          <table:table-cell table:formula="of:=[.C13]/0.010914181" office:value-type="float" office:value="0.0416547685987616" calcext:value-type="float">
            <text:p>0.04165476859876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0253" calcext:value-type="float">
            <text:p>0.020253</text:p>
          </table:table-cell>
          <table:table-cell table:formula="of:=POWER([.B14];2)" office:value-type="float" office:value="0.000410184009" calcext:value-type="float">
            <text:p>0.000410184009</text:p>
          </table:table-cell>
          <table:table-cell table:formula="of:=SUM([.C14];[.D13])" office:value-type="float" office:value="0.006144165588" calcext:value-type="float">
            <text:p>0.006144165588</text:p>
          </table:table-cell>
          <table:table-cell table:formula="of:=[.C14]/0.010914181" office:value-type="float" office:value="0.0375826650666688" calcext:value-type="float">
            <text:p>0.037582665066669</text:p>
          </table:table-cell>
          <table:table-cell table:formula="of:=10*LOG10([.C14])" office:value-type="float" office:value="-33.8702127458303" calcext:value-type="float">
            <text:p>-33.8702127458303</text:p>
          </table:table-cell>
          <table:table-cell table:formula="of:=[.C14]/0.010914181" office:value-type="float" office:value="0.0375826650666688" calcext:value-type="float">
            <text:p>0.03758266506666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25504" calcext:value-type="float">
            <text:p>0.025504</text:p>
          </table:table-cell>
          <table:table-cell table:formula="of:=POWER([.B15];2)" office:value-type="float" office:value="0.000650454016" calcext:value-type="float">
            <text:p>0.000650454016</text:p>
          </table:table-cell>
          <table:table-cell table:formula="of:=SUM([.C15];[.D14])" office:value-type="float" office:value="0.006794619604" calcext:value-type="float">
            <text:p>0.006794619604</text:p>
          </table:table-cell>
          <table:table-cell table:formula="of:=[.C15]/0.010914181" office:value-type="float" office:value="0.059597143935949" calcext:value-type="float">
            <text:p>0.059597143935949</text:p>
          </table:table-cell>
          <table:table-cell table:formula="of:=10*LOG10([.C15])" office:value-type="float" office:value="-31.8678340056796" calcext:value-type="float">
            <text:p>-31.8678340056796</text:p>
          </table:table-cell>
          <table:table-cell table:formula="of:=[.C15]/0.010914181" office:value-type="float" office:value="0.059597143935949" calcext:value-type="float">
            <text:p>0.05959714393594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1952" calcext:value-type="float">
            <text:p>0.011952</text:p>
          </table:table-cell>
          <table:table-cell table:formula="of:=POWER([.B16];2)" office:value-type="float" office:value="0.000142850304" calcext:value-type="float">
            <text:p>0.000142850304</text:p>
          </table:table-cell>
          <table:table-cell table:formula="of:=SUM([.C16];[.D15])" office:value-type="float" office:value="0.006937469908" calcext:value-type="float">
            <text:p>0.006937469908</text:p>
          </table:table-cell>
          <table:table-cell table:formula="of:=[.C16]/0.010914181" office:value-type="float" office:value="0.0130885042130051" calcext:value-type="float">
            <text:p>0.013088504213005</text:p>
          </table:table-cell>
          <table:table-cell table:formula="of:=10*LOG10([.C16])" office:value-type="float" office:value="-38.4511883105735" calcext:value-type="float">
            <text:p>-38.4511883105735</text:p>
          </table:table-cell>
          <table:table-cell table:formula="of:=[.C16]/0.010914181" office:value-type="float" office:value="0.0130885042130051" calcext:value-type="float">
            <text:p>0.01308850421300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7291" calcext:value-type="float">
            <text:p>0.007291</text:p>
          </table:table-cell>
          <table:table-cell table:formula="of:=POWER([.B17];2)" office:value-type="float" office:value="0.000053158681" calcext:value-type="float">
            <text:p>5.3158681E-05</text:p>
          </table:table-cell>
          <table:table-cell table:formula="of:=SUM([.C17];[.D16])" office:value-type="float" office:value="0.006990628589" calcext:value-type="float">
            <text:p>0.006990628589</text:p>
          </table:table-cell>
          <table:table-cell table:formula="of:=[.C17]/0.010914181" office:value-type="float" office:value="0.00487060650725877" calcext:value-type="float">
            <text:p>0.004870606507259</text:p>
          </table:table-cell>
          <table:table-cell table:formula="of:=10*LOG10([.C17])" office:value-type="float" office:value="-42.7442580352931" calcext:value-type="float">
            <text:p>-42.7442580352931</text:p>
          </table:table-cell>
          <table:table-cell table:formula="of:=[.C17]/0.010914181" office:value-type="float" office:value="0.00487060650725877" calcext:value-type="float">
            <text:p>0.00487060650725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0039" calcext:value-type="float">
            <text:p>0.010039</text:p>
          </table:table-cell>
          <table:table-cell table:formula="of:=POWER([.B18];2)" office:value-type="float" office:value="0.000100781521" calcext:value-type="float">
            <text:p>0.000100781521</text:p>
          </table:table-cell>
          <table:table-cell table:formula="of:=SUM([.C18];[.D17])" office:value-type="float" office:value="0.00709141011" calcext:value-type="float">
            <text:p>0.00709141011</text:p>
          </table:table-cell>
          <table:table-cell table:formula="of:=[.C18]/0.010914181" office:value-type="float" office:value="0.00923399758534332" calcext:value-type="float">
            <text:p>0.009233997585343</text:p>
          </table:table-cell>
          <table:table-cell table:formula="of:=10*LOG10([.C18])" office:value-type="float" office:value="-39.9661909153569" calcext:value-type="float">
            <text:p>-39.9661909153569</text:p>
          </table:table-cell>
          <table:table-cell table:formula="of:=[.C18]/0.010914181" office:value-type="float" office:value="0.00923399758534332" calcext:value-type="float">
            <text:p>0.00923399758534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9553" calcext:value-type="float">
            <text:p>0.009553</text:p>
          </table:table-cell>
          <table:table-cell table:formula="of:=POWER([.B19];2)" office:value-type="float" office:value="0.000091259809" calcext:value-type="float">
            <text:p>9.1259809E-05</text:p>
          </table:table-cell>
          <table:table-cell table:formula="of:=SUM([.C19];[.D18])" office:value-type="float" office:value="0.007182669919" calcext:value-type="float">
            <text:p>0.007182669919</text:p>
          </table:table-cell>
          <table:table-cell table:formula="of:=[.C19]/0.010914181" office:value-type="float" office:value="0.00836158104762968" calcext:value-type="float">
            <text:p>0.00836158104763</text:p>
          </table:table-cell>
          <table:table-cell table:formula="of:=10*LOG10([.C19])" office:value-type="float" office:value="-40.3972044450849" calcext:value-type="float">
            <text:p>-40.3972044450849</text:p>
          </table:table-cell>
          <table:table-cell table:formula="of:=[.C19]/0.010914181" office:value-type="float" office:value="0.00836158104762968" calcext:value-type="float">
            <text:p>0.0083615810476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6901" calcext:value-type="float">
            <text:p>0.006901</text:p>
          </table:table-cell>
          <table:table-cell table:formula="of:=POWER([.B20];2)" office:value-type="float" office:value="0.000047623801" calcext:value-type="float">
            <text:p>4.7623801E-05</text:p>
          </table:table-cell>
          <table:table-cell table:formula="of:=SUM([.C20];[.D19])" office:value-type="float" office:value="0.00723029372" calcext:value-type="float">
            <text:p>0.00723029372</text:p>
          </table:table-cell>
          <table:table-cell table:formula="of:=[.C20]/0.010914181" office:value-type="float" office:value="0.00436347912866756" calcext:value-type="float">
            <text:p>0.004363479128668</text:p>
          </table:table-cell>
          <table:table-cell table:formula="of:=10*LOG10([.C20])" office:value-type="float" office:value="-43.22175945188" calcext:value-type="float">
            <text:p>-43.22175945188</text:p>
          </table:table-cell>
          <table:table-cell table:formula="of:=[.C20]/0.010914181" office:value-type="float" office:value="0.00436347912866756" calcext:value-type="float">
            <text:p>0.00436347912866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578" calcext:value-type="float">
            <text:p>0.01578</text:p>
          </table:table-cell>
          <table:table-cell table:formula="of:=POWER([.B21];2)" office:value-type="float" office:value="0.0002490084" calcext:value-type="float">
            <text:p>0.0002490084</text:p>
          </table:table-cell>
          <table:table-cell table:formula="of:=SUM([.C21];[.D20])" office:value-type="float" office:value="0.00747930212" calcext:value-type="float">
            <text:p>0.00747930212</text:p>
          </table:table-cell>
          <table:table-cell table:formula="of:=[.C21]/0.010914181" office:value-type="float" office:value="0.022815124652963" calcext:value-type="float">
            <text:p>0.022815124652963</text:p>
          </table:table-cell>
          <table:table-cell table:formula="of:=10*LOG10([.C21])" office:value-type="float" office:value="-36.037860022532" calcext:value-type="float">
            <text:p>-36.037860022532</text:p>
          </table:table-cell>
          <table:table-cell table:formula="of:=[.C21]/0.010914181" office:value-type="float" office:value="0.022815124652963" calcext:value-type="float">
            <text:p>0.02281512465296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22279" calcext:value-type="float">
            <text:p>0.022279</text:p>
          </table:table-cell>
          <table:table-cell table:formula="of:=POWER([.B22];2)" office:value-type="float" office:value="0.000496353841" calcext:value-type="float">
            <text:p>0.000496353841</text:p>
          </table:table-cell>
          <table:table-cell table:formula="of:=SUM([.C22];[.D21])" office:value-type="float" office:value="0.007975655961" calcext:value-type="float">
            <text:p>0.007975655961</text:p>
          </table:table-cell>
          <table:table-cell table:formula="of:=[.C22]/0.010914181" office:value-type="float" office:value="0.0454778824906789" calcext:value-type="float">
            <text:p>0.045477882490679</text:p>
          </table:table-cell>
          <table:table-cell table:formula="of:=10*LOG10([.C22])" office:value-type="float" office:value="-33.0420861301354" calcext:value-type="float">
            <text:p>-33.0420861301354</text:p>
          </table:table-cell>
          <table:table-cell table:formula="of:=[.C22]/0.010914181" office:value-type="float" office:value="0.0454778824906789" calcext:value-type="float">
            <text:p>0.045477882490679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1745" calcext:value-type="float">
            <text:p>0.011745</text:p>
          </table:table-cell>
          <table:table-cell table:formula="of:=POWER([.B23];2)" office:value-type="float" office:value="0.000137945025" calcext:value-type="float">
            <text:p>0.000137945025</text:p>
          </table:table-cell>
          <table:table-cell table:formula="of:=SUM([.C23];[.D22])" office:value-type="float" office:value="0.008113600986" calcext:value-type="float">
            <text:p>0.008113600986</text:p>
          </table:table-cell>
          <table:table-cell table:formula="of:=[.C23]/0.010914181" office:value-type="float" office:value="0.0126390633433695" calcext:value-type="float">
            <text:p>0.01263906334337</text:p>
          </table:table-cell>
          <table:table-cell table:formula="of:=10*LOG10([.C23])" office:value-type="float" office:value="-38.6029395777275" calcext:value-type="float">
            <text:p>-38.6029395777275</text:p>
          </table:table-cell>
          <table:table-cell table:formula="of:=[.C23]/0.010914181" office:value-type="float" office:value="0.0126390633433695" calcext:value-type="float">
            <text:p>0.0126390633433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21258" calcext:value-type="float">
            <text:p>0.021258</text:p>
          </table:table-cell>
          <table:table-cell table:formula="of:=POWER([.B24];2)" office:value-type="float" office:value="0.000451902564" calcext:value-type="float">
            <text:p>0.000451902564</text:p>
          </table:table-cell>
          <table:table-cell table:formula="of:=SUM([.C24];[.D23])" office:value-type="float" office:value="0.00856550355" calcext:value-type="float">
            <text:p>0.00856550355</text:p>
          </table:table-cell>
          <table:table-cell table:formula="of:=[.C24]/0.010914181" office:value-type="float" office:value="0.0414050824335788" calcext:value-type="float">
            <text:p>0.041405082433579</text:p>
          </table:table-cell>
          <table:table-cell table:formula="of:=10*LOG10([.C24])" office:value-type="float" office:value="-33.4495519456636" calcext:value-type="float">
            <text:p>-33.4495519456636</text:p>
          </table:table-cell>
          <table:table-cell table:formula="of:=[.C24]/0.010914181" office:value-type="float" office:value="0.0414050824335788" calcext:value-type="float">
            <text:p>0.041405082433579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1149" calcext:value-type="float">
            <text:p>0.011149</text:p>
          </table:table-cell>
          <table:table-cell table:formula="of:=POWER([.B25];2)" office:value-type="float" office:value="0.000124300201" calcext:value-type="float">
            <text:p>0.000124300201</text:p>
          </table:table-cell>
          <table:table-cell table:formula="of:=SUM([.C25];[.D24])" office:value-type="float" office:value="0.008689803751" calcext:value-type="float">
            <text:p>0.008689803751</text:p>
          </table:table-cell>
          <table:table-cell table:formula="of:=[.C25]/0.010914181" office:value-type="float" office:value="0.0113888711393003" calcext:value-type="float">
            <text:p>0.0113888711393</text:p>
          </table:table-cell>
          <table:table-cell table:formula="of:=10*LOG10([.C25])" office:value-type="float" office:value="-39.0552816908064" calcext:value-type="float">
            <text:p>-39.0552816908064</text:p>
          </table:table-cell>
          <table:table-cell table:formula="of:=[.C25]/0.010914181" office:value-type="float" office:value="0.0113888711393003" calcext:value-type="float">
            <text:p>0.011388871139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6712" calcext:value-type="float">
            <text:p>0.006712</text:p>
          </table:table-cell>
          <table:table-cell table:formula="of:=POWER([.B26];2)" office:value-type="float" office:value="0.000045050944" calcext:value-type="float">
            <text:p>4.5050944E-05</text:p>
          </table:table-cell>
          <table:table-cell table:formula="of:=SUM([.C26];[.D25])" office:value-type="float" office:value="0.008734854695" calcext:value-type="float">
            <text:p>0.008734854695</text:p>
          </table:table-cell>
          <table:table-cell table:formula="of:=[.C26]/0.010914181" office:value-type="float" office:value="0.00412774389576277" calcext:value-type="float">
            <text:p>0.004127743895763</text:p>
          </table:table-cell>
          <table:table-cell table:formula="of:=10*LOG10([.C26])" office:value-type="float" office:value="-43.4629610435871" calcext:value-type="float">
            <text:p>-43.4629610435871</text:p>
          </table:table-cell>
          <table:table-cell table:formula="of:=[.C26]/0.010914181" office:value-type="float" office:value="0.00412774389576277" calcext:value-type="float">
            <text:p>0.00412774389576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4428" calcext:value-type="float">
            <text:p>0.014428</text:p>
          </table:table-cell>
          <table:table-cell table:formula="of:=POWER([.B27];2)" office:value-type="float" office:value="0.000208167184" calcext:value-type="float">
            <text:p>0.000208167184</text:p>
          </table:table-cell>
          <table:table-cell table:formula="of:=SUM([.C27];[.D26])" office:value-type="float" office:value="0.008943021879" calcext:value-type="float">
            <text:p>0.008943021879</text:p>
          </table:table-cell>
          <table:table-cell table:formula="of:=[.C27]/0.010914181" office:value-type="float" office:value="0.019073092520639" calcext:value-type="float">
            <text:p>0.019073092520639</text:p>
          </table:table-cell>
          <table:table-cell table:formula="of:=10*LOG10([.C27])" office:value-type="float" office:value="-36.8158773270735" calcext:value-type="float">
            <text:p>-36.8158773270735</text:p>
          </table:table-cell>
          <table:table-cell table:formula="of:=[.C27]/0.010914181" office:value-type="float" office:value="0.019073092520639" calcext:value-type="float">
            <text:p>0.01907309252063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22049" calcext:value-type="float">
            <text:p>0.022049</text:p>
          </table:table-cell>
          <table:table-cell table:formula="of:=POWER([.B28];2)" office:value-type="float" office:value="0.000486158401" calcext:value-type="float">
            <text:p>0.000486158401</text:p>
          </table:table-cell>
          <table:table-cell table:formula="of:=SUM([.C28];[.D27])" office:value-type="float" office:value="0.00942918028" calcext:value-type="float">
            <text:p>0.00942918028</text:p>
          </table:table-cell>
          <table:table-cell table:formula="of:=[.C28]/0.010914181" office:value-type="float" office:value="0.044543736355481" calcext:value-type="float">
            <text:p>0.044543736355481</text:p>
          </table:table-cell>
          <table:table-cell table:formula="of:=10*LOG10([.C28])" office:value-type="float" office:value="-33.1322220507529" calcext:value-type="float">
            <text:p>-33.1322220507529</text:p>
          </table:table-cell>
          <table:table-cell table:formula="of:=[.C28]/0.010914181" office:value-type="float" office:value="0.044543736355481" calcext:value-type="float">
            <text:p>0.04454373635548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5782" calcext:value-type="float">
            <text:p>0.005782</text:p>
          </table:table-cell>
          <table:table-cell table:formula="of:=POWER([.B29];2)" office:value-type="float" office:value="0.000033431524" calcext:value-type="float">
            <text:p>3.3431524E-05</text:p>
          </table:table-cell>
          <table:table-cell table:formula="of:=SUM([.C29];[.D28])" office:value-type="float" office:value="0.009462611804" calcext:value-type="float">
            <text:p>0.009462611804</text:p>
          </table:table-cell>
          <table:table-cell table:formula="of:=[.C29]/0.010914181" office:value-type="float" office:value="0.00306312713707057" calcext:value-type="float">
            <text:p>0.003063127137071</text:p>
          </table:table-cell>
          <table:table-cell table:formula="of:=10*LOG10([.C29])" office:value-type="float" office:value="-44.7584382533072" calcext:value-type="float">
            <text:p>-44.7584382533072</text:p>
          </table:table-cell>
          <table:table-cell table:formula="of:=[.C29]/0.010914181" office:value-type="float" office:value="0.00306312713707057" calcext:value-type="float">
            <text:p>0.00306312713707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9722" calcext:value-type="float">
            <text:p>0.009722</text:p>
          </table:table-cell>
          <table:table-cell table:formula="of:=POWER([.B30];2)" office:value-type="float" office:value="0.000094517284" calcext:value-type="float">
            <text:p>9.4517284E-05</text:p>
          </table:table-cell>
          <table:table-cell table:formula="of:=SUM([.C30];[.D29])" office:value-type="float" office:value="0.009557129088" calcext:value-type="float">
            <text:p>0.009557129088</text:p>
          </table:table-cell>
          <table:table-cell table:formula="of:=[.C30]/0.010914181" office:value-type="float" office:value="0.00866004366246079" calcext:value-type="float">
            <text:p>0.008660043662461</text:p>
          </table:table-cell>
          <table:table-cell table:formula="of:=10*LOG10([.C30])" office:value-type="float" office:value="-40.2448876652295" calcext:value-type="float">
            <text:p>-40.2448876652295</text:p>
          </table:table-cell>
          <table:table-cell table:formula="of:=[.C30]/0.010914181" office:value-type="float" office:value="0.00866004366246079" calcext:value-type="float">
            <text:p>0.00866004366246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7669" calcext:value-type="float">
            <text:p>0.017669</text:p>
          </table:table-cell>
          <table:table-cell table:formula="of:=POWER([.B31];2)" office:value-type="float" office:value="0.000312193561" calcext:value-type="float">
            <text:p>0.000312193561</text:p>
          </table:table-cell>
          <table:table-cell table:formula="of:=SUM([.C31];[.D30])" office:value-type="float" office:value="0.009869322649" calcext:value-type="float">
            <text:p>0.009869322649</text:p>
          </table:table-cell>
          <table:table-cell table:formula="of:=[.C31]/0.010914181" office:value-type="float" office:value="0.0286043965186211" calcext:value-type="float">
            <text:p>0.028604396518621</text:p>
          </table:table-cell>
          <table:table-cell table:formula="of:=10*LOG10([.C31])" office:value-type="float" office:value="-35.0557605851578" calcext:value-type="float">
            <text:p>-35.0557605851578</text:p>
          </table:table-cell>
          <table:table-cell table:formula="of:=[.C31]/0.010914181" office:value-type="float" office:value="0.0286043965186211" calcext:value-type="float">
            <text:p>0.02860439651862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6346" calcext:value-type="float">
            <text:p>0.006346</text:p>
          </table:table-cell>
          <table:table-cell table:formula="of:=POWER([.B32];2)" office:value-type="float" office:value="0.000040271716" calcext:value-type="float">
            <text:p>4.0271716E-05</text:p>
          </table:table-cell>
          <table:table-cell table:formula="of:=SUM([.C32];[.D31])" office:value-type="float" office:value="0.009909594365" calcext:value-type="float">
            <text:p>0.009909594365</text:p>
          </table:table-cell>
          <table:table-cell table:formula="of:=[.C32]/0.010914181" office:value-type="float" office:value="0.0036898523123265" calcext:value-type="float">
            <text:p>0.003689852312327</text:p>
          </table:table-cell>
          <table:table-cell table:formula="of:=10*LOG10([.C32])" office:value-type="float" office:value="-43.9499986447121" calcext:value-type="float">
            <text:p>-43.9499986447121</text:p>
          </table:table-cell>
          <table:table-cell table:formula="of:=[.C32]/0.010914181" office:value-type="float" office:value="0.0036898523123265" calcext:value-type="float">
            <text:p>0.00368985231232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1007" calcext:value-type="float">
            <text:p>0.021007</text:p>
          </table:table-cell>
          <table:table-cell table:formula="of:=POWER([.B33];2)" office:value-type="float" office:value="0.000441294049" calcext:value-type="float">
            <text:p>0.000441294049</text:p>
          </table:table-cell>
          <table:table-cell table:formula="of:=SUM([.C33];[.D32])" office:value-type="float" office:value="0.010350888414" calcext:value-type="float">
            <text:p>0.010350888414</text:p>
          </table:table-cell>
          <table:table-cell table:formula="of:=[.C33]/0.010914181" office:value-type="float" office:value="0.0404330887493986" calcext:value-type="float">
            <text:p>0.040433088749399</text:p>
          </table:table-cell>
          <table:table-cell table:formula="of:=10*LOG10([.C33])" office:value-type="float" office:value="-33.5527192912178" calcext:value-type="float">
            <text:p>-33.5527192912178</text:p>
          </table:table-cell>
          <table:table-cell table:formula="of:=[.C33]/0.010914181" office:value-type="float" office:value="0.0404330887493986" calcext:value-type="float">
            <text:p>0.040433088749399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10691" calcext:value-type="float">
            <text:p>0.010691</text:p>
          </table:table-cell>
          <table:table-cell table:formula="of:=POWER([.B34];2)" office:value-type="float" office:value="0.000114297481" calcext:value-type="float">
            <text:p>0.000114297481</text:p>
          </table:table-cell>
          <table:table-cell table:formula="of:=SUM([.C34];[.D33])" office:value-type="float" office:value="0.010465185895" calcext:value-type="float">
            <text:p>0.010465185895</text:p>
          </table:table-cell>
          <table:table-cell table:formula="of:=[.C34]/0.010914181" office:value-type="float" office:value="0.0104723827651383" calcext:value-type="float">
            <text:p>0.010472382765138</text:p>
          </table:table-cell>
          <table:table-cell table:formula="of:=10*LOG10([.C34])" office:value-type="float" office:value="-39.4196334090704" calcext:value-type="float">
            <text:p>-39.4196334090704</text:p>
          </table:table-cell>
          <table:table-cell table:formula="of:=[.C34]/0.010914181" office:value-type="float" office:value="0.0104723827651383" calcext:value-type="float">
            <text:p>0.01047238276513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12502" calcext:value-type="float">
            <text:p>0.012502</text:p>
          </table:table-cell>
          <table:table-cell table:formula="of:=POWER([.B35];2)" office:value-type="float" office:value="0.000156300004" calcext:value-type="float">
            <text:p>0.000156300004</text:p>
          </table:table-cell>
          <table:table-cell table:formula="of:=SUM([.C35];[.D34])" office:value-type="float" office:value="0.010621485899" calcext:value-type="float">
            <text:p>0.010621485899</text:p>
          </table:table-cell>
          <table:table-cell table:formula="of:=[.C35]/0.010914181" office:value-type="float" office:value="0.014320818392145" calcext:value-type="float">
            <text:p>0.014320818392145</text:p>
          </table:table-cell>
          <table:table-cell table:formula="of:=10*LOG10([.C35])" office:value-type="float" office:value="-38.0604101086643" calcext:value-type="float">
            <text:p>-38.0604101086643</text:p>
          </table:table-cell>
          <table:table-cell table:formula="of:=[.C35]/0.010914181" office:value-type="float" office:value="0.014320818392145" calcext:value-type="float">
            <text:p>0.01432081839214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5671" calcext:value-type="float">
            <text:p>0.015671</text:p>
          </table:table-cell>
          <table:table-cell table:formula="of:=POWER([.B36];2)" office:value-type="float" office:value="0.000245580241" calcext:value-type="float">
            <text:p>0.000245580241</text:p>
          </table:table-cell>
          <table:table-cell table:formula="of:=SUM([.C36];[.D35])" office:value-type="float" office:value="0.01086706614" calcext:value-type="float">
            <text:p>0.01086706614</text:p>
          </table:table-cell>
          <table:table-cell table:formula="of:=[.C36]/0.010914181" office:value-type="float" office:value="0.0225010233017026" calcext:value-type="float">
            <text:p>0.022501023301703</text:p>
          </table:table-cell>
          <table:table-cell table:formula="of:=10*LOG10([.C36])" office:value-type="float" office:value="-36.0980657877629" calcext:value-type="float">
            <text:p>-36.0980657877629</text:p>
          </table:table-cell>
          <table:table-cell table:formula="of:=[.C36]/0.010914181" office:value-type="float" office:value="0.0225010233017026" calcext:value-type="float">
            <text:p>0.02250102330170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6864" calcext:value-type="float">
            <text:p>0.006864</text:p>
          </table:table-cell>
          <table:table-cell table:formula="of:=POWER([.B37];2)" office:value-type="float" office:value="0.000047114496" calcext:value-type="float">
            <text:p>4.7114496E-05</text:p>
          </table:table-cell>
          <table:table-cell table:formula="of:=SUM([.C37];[.D36])" office:value-type="float" office:value="0.010914180636" calcext:value-type="float">
            <text:p>0.010914180636</text:p>
          </table:table-cell>
          <table:table-cell table:formula="of:=[.C37]/0.010914181" office:value-type="float" office:value="0.0043168146102763" calcext:value-type="float">
            <text:p>0.004316814610276</text:p>
          </table:table-cell>
          <table:table-cell table:formula="of:=10*LOG10([.C37])" office:value-type="float" office:value="-43.268454503187" calcext:value-type="float">
            <text:p>-43.268454503187</text:p>
          </table:table-cell>
          <table:table-cell table:formula="of:=[.C37]/0.010914181" office:value-type="float" office:value="0.0043168146102763" calcext:value-type="float">
            <text:p>0.00431681461027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MAG</text:p>
          </table:table-cell>
          <table:table-cell table:style-name="ce2" office:value-type="string" calcext:value-type="string">
            <text:p>MAG^2</text:p>
          </table:table-cell>
          <table:table-cell table:style-name="ce4" office:value-type="string" calcext:value-type="string">
            <text:p>MAG^2 SUM</text:p>
          </table:table-cell>
          <table:table-cell table:style-name="ce5" office:value-type="string" calcext:value-type="string">
            <text:p>MAG^2 / SUM</text:p>
          </table:table-cell>
          <table:table-cell table:style-name="ce2" office:value-type="string" calcext:value-type="string">
            <text:p>dB</text:p>
          </table:table-cell>
          <table:table-cell table:style-name="ce2" office:value-type="string" calcext:value-type="string">
            <text:p>Pwr Dst</text:p>
          </table:table-cell>
          <table:table-cell table:style-name="ce10" office:value-type="string" calcext:value-type="string">
            <text:p>Error</text:p>
          </table:table-cell>
          <table:table-cell office:value-type="string" calcext:value-type="string">
            <text:p>Pwr Dst</text:p>
          </table:table-cell>
        </table:table-row>
        <table:table-row table:style-name="ro1">
          <table:table-cell/>
          <table:table-cell table:formula="of:=SUM([.B1:.B37])" office:value-type="float" office:value="0.553756" calcext:value-type="float">
            <text:p>0.553756</text:p>
          </table:table-cell>
          <table:table-cell table:style-name="ce3" table:formula="of:=SUM([.C1:.C37])" office:value-type="float" office:value="0.010914180636" calcext:value-type="float">
            <text:p>0.010914180636</text:p>
          </table:table-cell>
          <table:table-cell table:formula="of:=SUM([.C1:.C37])" office:value-type="float" office:value="0.010914180636" calcext:value-type="float">
            <text:p>0.010914180636</text:p>
          </table:table-cell>
          <table:table-cell table:formula="of:=SUM([.E1:.E37])" office:value-type="float" office:value="0.999999966648895" calcext:value-type="float">
            <text:p>0.999999966648895</text:p>
          </table:table-cell>
          <table:table-cell table:formula="of:=SUM([.F1:.F37])" office:value-type="float" office:value="-1396.92496700733" calcext:value-type="float">
            <text:p>-1396.92496700733</text:p>
          </table:table-cell>
          <table:table-cell table:style-name="ce6" table:formula="of:=SUM([.G1:.G37])" office:value-type="float" office:value="0.999999966648895" calcext:value-type="float">
            <text:p>0.999999966648895</text:p>
          </table:table-cell>
          <table:table-cell table:style-name="ce11" office:value-type="string" calcext:value-type="string">
            <text:p>no error</text:p>
          </table:table-cell>
          <table:table-cell table:style-name="ce23" table:formula="of:=SUM([.I2:.I37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SQRT([.D39])" office:value-type="float" office:value="0.104470955944703" calcext:value-type="float">
            <text:p>0.104470955944703</text:p>
          </table:table-cell>
          <table:table-cell table:number-columns-repeated="2"/>
          <table:table-cell table:style-name="ce7" table:formula="of:=SUM([.G2:.G37])" office:value-type="float" office:value="0.99603780256164" calcext:value-type="float">
            <text:p>0.99603780256164</text:p>
          </table:table-cell>
          <table:table-cell table:style-name="ce11" office:value-type="string" calcext:value-type="string">
            <text:p>0.1% error</text:p>
          </table:table-cell>
          <table:table-cell table:style-name="ce24" office:value-type="string" calcext:value-type="string">
            <text:p>6-sigma error</text:p>
          </table:table-cell>
        </table:table-row>
        <table:table-row table:style-name="ro1">
          <table:table-cell table:number-columns-repeated="6"/>
          <table:table-cell table:style-name="ce8" table:formula="of:=SUM([.G2:.G37])" office:value-type="float" office:value="0.99603780256164" calcext:value-type="float">
            <text:p>0.99603780256164</text:p>
          </table:table-cell>
          <table:table-cell table:style-name="ce11" office:value-type="string" calcext:value-type="string">
            <text:p>0.5% error</text:p>
          </table:table-cell>
          <table:table-cell table:style-name="ce8" office:value-type="string" calcext:value-type="string">
            <text:p>3-sigma error</text:p>
          </table:table-cell>
        </table:table-row>
        <table:table-row table:style-name="ro1">
          <table:table-cell table:number-columns-repeated="6"/>
          <table:table-cell table:style-name="ce9" table:formula="of:=SUM([.G2:.G37])" office:value-type="float" office:value="0.99603780256164" calcext:value-type="float">
            <text:p>0.99603780256164</text:p>
          </table:table-cell>
          <table:table-cell table:style-name="ce11" office:value-type="string" calcext:value-type="string">
            <text:p>1% error</text:p>
          </table:table-cell>
          <table:table-cell table:style-name="ce9"/>
        </table:table-row>
        <calcext:conditional-formats>
          <calcext:conditional-format calcext:target-range-address="sendloc2_trans2_laketrial_aug13_2018_main_lobe_mag.I39:sendloc2_trans2_laketrial_aug13_2018_main_lobe_mag.I39">
            <calcext:condition calcext:apply-style-name="Bad" calcext:value="&gt;1" calcext:base-cell-address="sendloc2_trans2_laketrial_aug13_2018_main_lobe_mag.I39"/>
          </calcext:conditional-format>
          <calcext:conditional-format calcext:target-range-address="sendloc2_trans2_laketrial_aug13_2018_main_lobe_mag.I40:sendloc2_trans2_laketrial_aug13_2018_main_lobe_mag.I40">
            <calcext:condition calcext:apply-style-name="Bad" calcext:value="&gt;1.001" calcext:base-cell-address="sendloc2_trans2_laketrial_aug13_2018_main_lobe_mag.I40"/>
          </calcext:conditional-format>
          <calcext:conditional-format calcext:target-range-address="sendloc2_trans2_laketrial_aug13_2018_main_lobe_mag.I41:sendloc2_trans2_laketrial_aug13_2018_main_lobe_mag.I41 sendloc2_trans2_laketrial_aug13_2018_main_lobe_mag.G41:sendloc2_trans2_laketrial_aug13_2018_main_lobe_mag.G41">
            <calcext:condition calcext:apply-style-name="Good" calcext:value="&lt;1.005" calcext:base-cell-address="sendloc2_trans2_laketrial_aug13_2018_main_lobe_mag.G41"/>
          </calcext:conditional-format>
          <calcext:conditional-format calcext:target-range-address="sendloc2_trans2_laketrial_aug13_2018_main_lobe_mag.I42:sendloc2_trans2_laketrial_aug13_2018_main_lobe_mag.I42 sendloc2_trans2_laketrial_aug13_2018_main_lobe_mag.G42:sendloc2_trans2_laketrial_aug13_2018_main_lobe_mag.G42">
            <calcext:condition calcext:apply-style-name="Good" calcext:value="&lt;1.01" calcext:base-cell-address="sendloc2_trans2_laketrial_aug13_2018_main_lobe_mag.G42"/>
          </calcext:conditional-format>
          <calcext:conditional-format calcext:target-range-address="sendloc2_trans2_laketrial_aug13_2018_main_lobe_mag.G40:sendloc2_trans2_laketrial_aug13_2018_main_lobe_mag.G40">
            <calcext:condition calcext:apply-style-name="Bad" calcext:value="&gt;1.001" calcext:base-cell-address="sendloc2_trans2_laketrial_aug13_2018_main_lobe_mag.G40"/>
            <calcext:condition calcext:apply-style-name="Bad" calcext:value="&lt;0.999" calcext:base-cell-address="sendloc2_trans2_laketrial_aug13_2018_main_lobe_mag.G40"/>
            <calcext:condition calcext:apply-style-name="Good" calcext:value="between(0.999,1.001)" calcext:base-cell-address="sendloc2_trans2_laketrial_aug13_2018_main_lobe_mag.G40"/>
          </calcext:conditional-format>
          <calcext:conditional-format calcext:target-range-address="sendloc2_trans2_laketrial_aug13_2018_main_lobe_mag.G39:sendloc2_trans2_laketrial_aug13_2018_main_lobe_mag.G39">
            <calcext:condition calcext:apply-style-name="Bad" calcext:value="!=1" calcext:base-cell-address="sendloc2_trans2_laketrial_aug13_2018_main_lobe_mag.G3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" svg:font-family="'Nimbus Sans'" style:font-family-generic="swiss" style:font-pitch="variable"/>
    <style:font-face style:name="DejaVu Sans1" svg:font-family="'DejaVu Sans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name-asian="Nimbus Sans1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13:11:18.7126475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6T16:59:22.978798002</dc:date>
    <meta:editing-duration>PT5H36M10S</meta:editing-duration>
    <meta:editing-cycles>6</meta:editing-cycles>
    <meta:generator>LibreOffice/6.1.2.1$Linux_X86_64 LibreOffice_project/10$Build-1</meta:generator>
    <meta:document-statistic meta:table-count="1" meta:cell-count="2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011cm" svg:height="12.944cm" xlink:href=".." xlink:type="simple" chart:class="chart:scatter" chart:style-name="ch1">
        <chart:legend chart:legend-position="end" svg:x="19.974cm" svg:y="6.173cm" style:legend-expansion="high" chart:style-name="ch2"/>
        <chart:plot-area chart:style-name="ch3" table:cell-range-address="sendloc2_trans2_laketrial_aug13_2018_main_lobe_mag.A1:sendloc2_trans2_laketrial_aug13_2018_main_lobe_mag.A37 sendloc2_trans2_laketrial_aug13_2018_main_lobe_mag.G1:sendloc2_trans2_laketrial_aug13_2018_main_lobe_mag.G37" svg:x="0.46cm" svg:y="0.258cm" svg:width="19.054cm" svg:height="12.428cm">
          <chartooo:coordinate-region svg:x="1.452cm" svg:y="0.457cm" svg:width="17.849cm" svg:height="11.5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ndloc2_trans2_laketrial_aug13_2018_main_lobe_mag.G1:sendloc2_trans2_laketrial_aug13_2018_main_lobe_mag.G37" chart:class="chart:scatter">
            <chart:domain table:cell-range-address="sendloc2_trans2_laketrial_aug13_2018_main_lobe_mag.A1:sendloc2_trans2_laketrial_aug13_2018_main_lobe_mag.A37"/>
            <chart:data-point chart:repeated="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endloc2_trans2_laketrial_aug13_2018_main_lobe_mag.A1:sendloc2_trans2_laketrial_aug13_2018_main_lobe_mag.A37</svg:desc>
                </draw:g>
              </table:table-cell>
              <table:table-cell office:value-type="float" office:value="0.00396216408725492">
                <text:p>0.00396216408725492</text:p>
                <draw:g>
                  <svg:desc>sendloc2_trans2_laketrial_aug13_2018_main_lobe_mag.G1:sendloc2_trans2_laketrial_aug13_2018_main_lobe_mag.G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370382019502883">
                <text:p>0.003703820195028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287567757947206">
                <text:p>0.02875677579472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720642277235461">
                <text:p>0.07206422772354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139407826386607">
                <text:p>0.01394078263866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171091376439515">
                <text:p>0.01710913764395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201691608742791">
                <text:p>0.2016916087427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0248513965454669">
                <text:p>0.002485139654546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36968329552167">
                <text:p>0.0036968329552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41678215158792">
                <text:p>0.0416782151587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631730923282287">
                <text:p>0.06317309232822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314532793619604">
                <text:p>0.03145327936196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416547685987616">
                <text:p>0.04165476859876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375826650666688">
                <text:p>0.03758266506666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59597143935949">
                <text:p>0.0595971439359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130885042130051">
                <text:p>0.01308850421300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0487060650725877">
                <text:p>0.004870606507258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0923399758534332">
                <text:p>0.009233997585343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0836158104762968">
                <text:p>0.008361581047629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436347912866756">
                <text:p>0.004363479128667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22815124652963">
                <text:p>0.0228151246529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454778824906789">
                <text:p>0.04547788249067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126390633433695">
                <text:p>0.01263906334336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414050824335788">
                <text:p>0.04140508243357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113888711393003">
                <text:p>0.01138887113930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0412774389576277">
                <text:p>0.004127743895762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19073092520639">
                <text:p>0.0190730925206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44543736355481">
                <text:p>0.0445437363554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0306312713707057">
                <text:p>0.003063127137070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0866004366246079">
                <text:p>0.008660043662460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286043965186211">
                <text:p>0.02860439651862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036898523123265">
                <text:p>0.00368985231232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404330887493986">
                <text:p>0.04043308874939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104723827651383">
                <text:p>0.01047238276513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14320818392145">
                <text:p>0.0143208183921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225010233017026">
                <text:p>0.02250102330170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043168146102763">
                <text:p>0.00431681461027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Linux_X86_64 LibreOffice_project/1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